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2eccc" officeooo:paragraph-rsid="0012eccc"/>
    </style:style>
    <style:style style:name="P2" style:family="paragraph" style:parent-style-name="Text_20_body">
      <style:text-properties officeooo:rsid="0015b1e7" officeooo:paragraph-rsid="0015b1e7"/>
    </style:style>
    <style:style style:name="P3" style:family="paragraph" style:parent-style-name="Text_20_body">
      <style:text-properties officeooo:rsid="001da506" officeooo:paragraph-rsid="00253440"/>
    </style:style>
    <style:style style:name="P4" style:family="paragraph" style:parent-style-name="Text_20_body">
      <style:text-properties officeooo:rsid="00268e14" officeooo:paragraph-rsid="00253440"/>
    </style:style>
    <style:style style:name="P5" style:family="paragraph" style:parent-style-name="Text_20_body">
      <style:text-properties officeooo:rsid="0039e5a0" officeooo:paragraph-rsid="003ab0c9"/>
    </style:style>
    <style:style style:name="P6" style:family="paragraph" style:parent-style-name="Text_20_body">
      <style:text-properties officeooo:rsid="00455b66" officeooo:paragraph-rsid="00455b66"/>
    </style:style>
    <style:style style:name="P7" style:family="paragraph" style:parent-style-name="Text_20_body">
      <style:text-properties officeooo:rsid="00535dda" officeooo:paragraph-rsid="00535dda"/>
    </style:style>
    <style:style style:name="P8" style:family="paragraph" style:parent-style-name="Text_20_body">
      <style:text-properties officeooo:rsid="005f9987" officeooo:paragraph-rsid="005f9987"/>
    </style:style>
    <style:style style:name="T1" style:family="text">
      <style:text-properties officeooo:rsid="0011be6b"/>
    </style:style>
    <style:style style:name="T2" style:family="text">
      <style:text-properties officeooo:rsid="0015bc3d"/>
    </style:style>
    <style:style style:name="T3" style:family="text">
      <style:text-properties officeooo:rsid="001797d2"/>
    </style:style>
    <style:style style:name="T4" style:family="text">
      <style:text-properties officeooo:rsid="001ea909"/>
    </style:style>
    <style:style style:name="T5" style:family="text">
      <style:text-properties officeooo:rsid="002eabb3"/>
    </style:style>
    <style:style style:name="T6" style:family="text">
      <style:text-properties officeooo:rsid="003d065d"/>
    </style:style>
    <style:style style:name="T7" style:family="text">
      <style:text-properties officeooo:rsid="0045b6d9"/>
    </style:style>
    <style:style style:name="T8" style:family="text">
      <style:text-properties fo:font-style="italic" officeooo:rsid="0045b6d9" style:font-style-asian="italic" style:font-style-complex="italic"/>
    </style:style>
    <style:style style:name="T9" style:family="text">
      <style:text-properties officeooo:rsid="005b0d19"/>
    </style:style>
    <style:style style:name="T10" style:family="text">
      <style:text-properties style:text-position="super 58%" officeooo:rsid="0045b6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uestion 3<text:line-break/><text:span text:style-name="T1">WatchMI: Pressure Touch, Twist and Pan Gesture Input on </text:span>Unmodified Smartwatches</text:p>
      <text:p text:style-name="P2">The motivation to conduct this research is to improve the input fidelity of <text:span text:style-name="T3">wrist-worn devices</text:span>. <text:span text:style-name="T2">Today, these types of devices are becoming increasingly popular. However, their capabilities are limited by their small screens. The results of this research are meant to guide developers to make the input to these devices more expressive.</text:span></text:p>
      <text:p text:style-name="P3">The study proved the usefulness of the new interaction techniques. Out of more than a thousand trials, there have been only <text:span text:style-name="T9">23</text:span> failures. <text:span text:style-name="T4">Pressure input has been slowest and most error prone (error rate of 1.6%), as has been expected because of the small region sizes. Users widely preferred the Twist input and the Pan input. All differences that were observed during the experiment are statistically significant. These results lay the grounding for utilizing these styles of input in wrist-worn device applications. The demo apps make excellent use of panning and twisting. Furthermore, the feedback received from the users after completing the experiment can be used to set up another experiment similar to this one. The number of input areas for pressure interaction can be reduced to allow for enlarging the ones that are left. This will likely reduce the error rate even in extreme circumstances.</text:span></text:p>
      <text:p text:style-name="P4">The study employs a within-subjects design. Each participant has been exposed to all three bespoke input interfaces – pressure, twist, and pan. These represent the independent variables of the study. For each interaction technique, the user interface of the wrist-worn device has been split into <text:span text:style-name="T9">24</text:span> sections. The order in which participants tested the interaction techniques had been balanced via Latin squares. The measured dependent variables have been input entry time and errors. Twelve volunteers from a local university have taken part in the study. A third of them were, at that point of time, owners of a smart wristband or a fitness tracker.<text:line-break/>The apparatus used in the study has been an unmodified LG Urbane smart watch. Since nearly all wrist-worn devices feature an Inertial Measurement Unit (IMU), no other hardware has been needed. The researchers have used data collection software developed specifically for this study. <text:span text:style-name="T5">The software featured a visual cursor that showed the participant which region they are currently pointing at. If the cursor remained in region for one thousand milliseconds, it was registered as selected. Prior to taking on the targeting task, the participants had been debriefed, given a demonstration and two minutes of practice time.<text:line-break/>The sampling procedure for each participant and each input interaction has been as follows. First, they were seated at a table and the wrist with the smart watch rested on a table. Second, a region would be highlighted. The participant was to then select the region using the input technique that is currently evaluated. Third, if the selection was successful, another randomly selected region would </text:span><text:soft-page-break/><text:span text:style-name="T5">be highlighted. A failed trial would prompt the user to try again. Overall, each of the 24 regions would get highlighted six times. This had resulted in 144 correct trials per input technique (48 of which had been discarded as practice). Finally, the participants had evaluated the perceived usefulness of each input method on a seven point Liker scale. The total number of data points used in the follow-up analysis has been 1152 (ninety six trials for each of the twelve volunteers).</text:span></text:p>
      <text:p text:style-name="P5">The study <text:span text:style-name="T6">has drawn</text:span> several conclusions based on the analysis <text:span text:style-name="T6">and the feedback received from the participants</text:span>. <text:span text:style-name="T6">A commonly shared opinion amongst users has been that the system is ‘responsive’ and ‘easy to use’. Also, the research has suggested that the position and how tightly the device is worn might affect the performance of the input recognition. Furthermore, when a participant used their right to click a part of the left hemisphere of the screen, the view has been been occluded resulting in more errors. Finally, the paper has suggested that these input techniques are immediately feasible and can be put in practice without much effort (perhaps via a small software update). Despite all the errors and occlusion issues, the study has reported an input accuracy rate of more than ninety eight percent.</text:span></text:p>
      <text:p text:style-name="P6">The paper has brought up most of its weaknesses and pointed out how to undertake a similar research on WatchMI <text:span text:style-name="T7">with more independent variables and improved input interfaces. Some of these include removing the need to touch the screen for the ‘twist’ interaction; combining the different interactions; analysing recognition performance when the input device is in motion (as opposed to rested on a table).<text:line-break/>However, there are a couple of assumptions that the paper has not made clear. First, the usage of 24 regions has not been justified. Reducing the number of regions will increase input recognition performance. While having eight regions for the pressure and pan interfaces is intuitive (the four cardinal directions and the four intercardinal), subdividing them in three levels is not. One can assume that because this results in 24 regions that number has been applied to the twist input interface as well. A better organization of the interface would have been to subdivide the eight regions in two levels for pressure and pan inputs, and use the cardinal, intercardinal, and secondary-intercardinal points for twist inputs. A study</text:span><text:span text:style-name="T10">1</text:span><text:span text:style-name="T7"> on extending smart watch interactions and specifically its </text:span><text:span text:style-name="T8">BezelButtons</text:span><text:span text:style-name="T7"> input have shown a lower error rate for eight regions (1.3%) and compares it to an even lower one for four regions (0.5%). Finally, the decision to discard the first 48 trials of data gather from each participant has also not been explained. It is implied that these have been the trials from the first two minutes of exercise but that has not been explicitly stated (given the average 2.4 seconds of input per trial, 48 trials would take 115 seconds, just under two minutes).<text:line-break/>Lastly, a minor issue that should be pointed out is that none of the studies</text:span><text:span text:style-name="T10">2,3,4</text:span><text:span text:style-name="T7"> that reference the paper on WatchMI actually build on its concepts and ideas. This implies that the results of the research do not yet provide a solid enough grounding for future work.</text:span></text:p>
      <text:h text:style-name="Heading_20_1" text:outline-level="1">References</text:h>
      <text:p text:style-name="P7">1. Cheng Zhang, Junrui Yang, Caleb Southern, Thad E. Starner, Gregory D. Abowd<text:line-break/>WatchOut: Extending Interactions on a Smartwatch with Inertial Sensing<text:line-break/><text:a xlink:type="simple" xlink:href="https://dl.acm.org/citation.cfm?doid=2971763.2971775" text:style-name="Internet_20_link" text:visited-style-name="Visited_20_Internet_20_Link">https://dl.acm.org/citation.cfm?doid=2971763.2971775</text:a></text:p>
      <text:p text:style-name="P8"><text:soft-page-break/>2. Tim Weissker, Erdan Genc, Andreas Bers, Frederik David Schreiber, Florian Echtler<text:line-break/>ShakeCase: using handshake detection for automated, setup-free exchange of contact data<text:line-break/><text:a xlink:type="simple" xlink:href="https://dl.acm.org/citation.cfm?doid=3098279.3122131" text:style-name="Internet_20_link" text:visited-style-name="Visited_20_Internet_20_Link">https://dl.acm.org/citation.cfm?doid=3098279.3122131</text:a></text:p>
      <text:p text:style-name="P8">3. Hyunjae Gil, DoYoung Lee, Seunggyu Im, Ian Oakley<text:line-break/>TriTap: Identifying Finger Touches on Smartwatches<text:line-break/><text:a xlink:type="simple" xlink:href="https://dl.acm.org/citation.cfm?doid=3025453.3025561" text:style-name="Internet_20_link" text:visited-style-name="Visited_20_Internet_20_Link">https://dl.acm.org/citation.cfm?doid=3025453.3025561</text:a></text:p>
      <text:p text:style-name="P8">4. Srinath Sridhar, Andres Markussen, Antti Oulasvirta, Christian Theobalt, Sebastian Boring<text:line-break/>WatchSense: On- and Above-Skin Input Sensing through a Wearable Depth Sensor<text:line-break/><text:a xlink:type="simple" xlink:href="https://dl.acm.org/citation.cfm?doid=3025453.3026005" text:style-name="Internet_20_link" text:visited-style-name="Visited_20_Internet_20_Link">https://dl.acm.org/citation.cfm?doid=3025453.302600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eccc" officeooo:paragraph-rsid="0012e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3106 Practical 2<text:tab/>15000997<text:tab/>22 Nov 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05:38:41.985793147</meta:creation-date>
    <dc:date>2017-11-21T16:42:37.934546678</dc:date>
    <meta:editing-duration>PT6H15M57S</meta:editing-duration>
    <meta:editing-cycles>73</meta:editing-cycles>
    <meta:generator>LibreOffice/5.2.7.2$Linux_X86_64 LibreOffice_project/20$Build-2</meta:generator>
    <meta:document-statistic meta:table-count="0" meta:image-count="0" meta:object-count="0" meta:page-count="3" meta:paragraph-count="12" meta:word-count="1107" meta:character-count="7102" meta:non-whitespace-character-count="6006"/>
  </office:meta>
</office:document-meta>
</file>